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Global Stream Statistics Counters:</text:p>
          </table:table-cell>
          <table:table-cell office:value-type="string" calcext:value-type="string">
            <text:p>DM unicast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office:value-type="string" calcext:value-type="string">
            <text:p>Port 0/0/2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4/5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office:value-type="string" calcext:value-type="string">
            <text:p>Stream number 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TxBpsL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TxBpsL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TxPp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TxBytes</text:p>
          </table:table-cell>
          <table:table-cell office:value-type="float" office:value="14199827730" calcext:value-type="float">
            <text:p>1419982773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office:value-type="float" office:value="129089343" calcext:value-type="float">
            <text:p>129089343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RxBpsL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RxBpsL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RxPp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RxBytes</text:p>
          </table:table-cell>
          <table:table-cell office:value-type="float" office:value="14192339590" calcext:value-type="float">
            <text:p>1419233959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office:value-type="float" office:value="129021269" calcext:value-type="float">
            <text:p>129021269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office:value-type="float" office:value="68074" calcext:value-type="float">
            <text:p>68074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office:value-type="float" office:value="917" calcext:value-type="float">
            <text:p>917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office:value-type="float" office:value="9519" calcext:value-type="float">
            <text:p>9519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10192" calcext:value-type="float">
            <text:p>10192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44085" calcext:value-type="float">
            <text:p>44085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34566" calcext:value-type="float">
            <text:p>34566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office:value-type="string" calcext:value-type="string">
            <text:p>N/A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office:value-type="string" calcext:value-type="string">
            <text:p>N/A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office:value-type="string" calcext:value-type="string">
            <text:p>N/A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34157" calcext:value-type="float">
            <text:p>34157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34157" calcext:value-type="float">
            <text:p>34157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14:04:54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4:15:12.096000000</meta:creation-date>
    <dc:date>2016-08-19T14:05:50.380000000</dc:date>
    <meta:editing-duration>PT24M17S</meta:editing-duration>
    <meta:editing-cycles>4</meta:editing-cycles>
    <meta:generator>LibreOffice/5.0.2.2$Windows_x86 LibreOffice_project/37b43f919e4de5eeaca9b9755ed688758a8251fe</meta:generator>
    <meta:document-statistic meta:table-count="1" meta:cell-count="84" meta:object-count="0"/>
  </office:meta>
</office:document-meta>
</file>